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FE0000003ABA60D9DC.jpg"/>
  <manifest:file-entry manifest:media-type="image/jpeg" manifest:full-path="Pictures/10000000000004770000007542D2E237.jpg"/>
  <manifest:file-entry manifest:media-type="image/jpeg" manifest:full-path="Pictures/100000000000037D00000033568287D8.jpg"/>
  <manifest:file-entry manifest:media-type="image/jpeg" manifest:full-path="Pictures/10000000000003D000000065B6F9923B.jpg"/>
  <manifest:file-entry manifest:media-type="image/jpeg" manifest:full-path="Pictures/100000000000061C0000002BF652435C.jpg"/>
  <manifest:file-entry manifest:media-type="image/jpeg" manifest:full-path="Pictures/100000000000034E0000002C7442FB48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fo:background-color="#c0c0c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° Orientamento</text:p>
      <text:p text:style-name="P1">Modifiche da apportare (upgrade S849)</text:p>
      <text:p text:style-name="P1"/>
      <text:p text:style-name="P3">Copiare le mofiche della colonna di destra all'interno dei files.</text:p>
      <text:p text:style-name="P1"><draw:rect text:anchor-type="paragraph" draw:z-index="6" draw:style-name="gr1" draw:text-style-name="P5" svg:width="16.985cm" svg:height="3.042cm" svg:x="-0.025cm" svg:y="0.212cm"><text:p/></draw:rect></text:p>
      <text:p text:style-name="P2">Generale.spf</text:p>
      <text:p text:style-name="P2"><draw:frame draw:style-name="fr1" draw:name="immagini1" text:anchor-type="paragraph" svg:x="0cm" svg:y="0.533cm" svg:width="17cm" svg:height="0.97cm" draw:z-index="0"><draw:image xlink:href="Pictures/100000000000037D00000033568287D8.jpg" xlink:type="simple" xlink:show="embed" xlink:actuate="onLoad"/></draw:frame></text:p>
      <text:p text:style-name="P2"/>
      <text:p text:style-name="P2"/>
      <text:p text:style-name="P2"><draw:rect text:anchor-type="paragraph" draw:z-index="7" draw:style-name="gr1" draw:text-style-name="P5" svg:width="16.985cm" svg:height="3.705cm" svg:x="-0.025cm" svg:y="0.314cm"><text:p/></draw:rect></text:p>
      <text:p text:style-name="P2">Avvita_coperchio_mod.spf</text:p>
      <text:p text:style-name="P2"/>
      <text:p text:style-name="P2"><draw:frame draw:style-name="fr2" draw:name="immagini2" text:anchor-type="paragraph" svg:width="17cm" svg:height="1.739cm" draw:z-index="1"><draw:image xlink:href="Pictures/10000000000004770000007542D2E237.jpg" xlink:type="simple" xlink:show="embed" xlink:actuate="onLoad"/></draw:frame></text:p>
      <text:p text:style-name="P2"><draw:rect text:anchor-type="paragraph" draw:z-index="8" draw:style-name="gr1" draw:text-style-name="P5" svg:width="16.985cm" svg:height="4.396cm" svg:x="-0.025cm" svg:y="0.242cm"><text:p/></draw:rect></text:p>
      <text:p text:style-name="P2"/>
      <text:p text:style-name="P2">Check_BLM_Coperchio.spf</text:p>
      <text:p text:style-name="P2"/>
      <text:p text:style-name="P2"><draw:frame draw:style-name="fr3" draw:name="immagini3" text:anchor-type="paragraph" svg:width="17cm" svg:height="1.759cm" draw:z-index="2"><draw:image xlink:href="Pictures/10000000000003D000000065B6F9923B.jpg" xlink:type="simple" xlink:show="embed" xlink:actuate="onLoad"/></draw:frame></text:p>
      <text:p text:style-name="P2"/>
      <text:p text:style-name="P2"><draw:rect text:anchor-type="paragraph" draw:z-index="9" draw:style-name="gr1" draw:text-style-name="P5" svg:width="16.985cm" svg:height="6.007cm" svg:x="-0.025cm" svg:y="0.212cm"><text:p/></draw:rect></text:p>
      <text:p text:style-name="P2">Preleva_Vite.spf</text:p>
      <text:p text:style-name="P2"><draw:frame draw:style-name="fr1" draw:name="immagini5" text:anchor-type="paragraph" svg:x="0cm" svg:y="0.796cm" svg:width="17cm" svg:height="0.691cm" draw:z-index="4"><draw:image xlink:href="Pictures/100000000000061C0000002BF652435C.jpg" xlink:type="simple" xlink:show="embed" xlink:actuate="onLoad"/></draw:frame><draw:frame draw:style-name="fr1" draw:name="immagini4" text:anchor-type="paragraph" svg:x="0.021cm" svg:y="2.812cm" svg:width="17cm" svg:height="0.963cm" draw:z-index="3"><draw:image xlink:href="Pictures/10000000000003FE0000003ABA60D9DC.jpg" xlink:type="simple" xlink:show="embed" xlink:actuate="onLoad"/></draw:frame></text:p>
      <text:p text:style-name="P2"/>
      <text:p text:style-name="P2"/>
      <text:p text:style-name="P2"/>
      <text:p text:style-name="P2"/>
      <text:p text:style-name="P2"><draw:rect text:anchor-type="paragraph" draw:z-index="10" draw:style-name="gr1" draw:text-style-name="P5" svg:width="16.985cm" svg:height="4.007cm" svg:x="-0.025cm" svg:y="0.383cm"><text:p/></draw:rect></text:p>
      <text:p text:style-name="P2">Vai.spf</text:p>
      <text:p text:style-name="P2"><draw:frame draw:style-name="fr1" draw:name="immagini6" text:anchor-type="paragraph" svg:x="0cm" svg:y="0.661cm" svg:width="17cm" svg:height="0.884cm" draw:z-index="5"><draw:image xlink:href="Pictures/100000000000034E0000002C7442FB4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4T10:35:26.04</meta:creation-date>
    <dc:date>2012-01-04T10:44:10.13</dc:date>
    <meta:editing-duration>PT8M40S</meta:editing-duration>
    <meta:editing-cycles>6</meta:editing-cycles>
    <meta:generator>LibreOffice/3.4$Win32 LibreOffice_project/340m1$Build-302</meta:generator>
    <meta:document-statistic meta:table-count="0" meta:image-count="6" meta:object-count="0" meta:page-count="1" meta:paragraph-count="8" meta:word-count="22" meta:character-count="199" meta:non-whitespace-character-count="185"/>
  </office:meta>
</office:document-meta>
</file>